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5 of 5 Ribbon-10L and Ribbon-100L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RIBBON-10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RIBBON-100L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23:13:25.150710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23:20:11.193130315</dc:date>
    <meta:editing-duration>PT4H11M59S</meta:editing-duration>
    <meta:editing-cycles>63</meta:editing-cycles>
    <meta:generator>LibreOffice/6.4.7.2$Linux_X86_64 LibreOffice_project/40$Build-2</meta:generator>
    <meta:print-date>2023-06-07T01:29:12.391077263</meta:print-date>
    <meta:document-statistic meta:table-count="1" meta:cell-count="146" meta:object-count="0"/>
  </office:meta>
</office:document-meta>
</file>